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Docker Audit Report: python-3.11-alpine-trivy.json</text:p>
      <text:p>
Target: python:3.11-alpine (alpine 3.23.0)</text:p>
      <text:p>
Target: Python</text:p>
      <text:p>  [1] CVE-2025-8869 (MEDIUM): pip: pip missing checks on symbolic link extraction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